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994" officeooo:paragraph-rsid="0004c994"/>
    </style:style>
    <style:style style:name="P2" style:family="paragraph" style:parent-style-name="Standard">
      <style:text-properties officeooo:rsid="00055f4f" officeooo:paragraph-rsid="00055f4f"/>
    </style:style>
    <style:style style:name="P3" style:family="paragraph" style:parent-style-name="Standard">
      <style:text-properties officeooo:rsid="00061eb1" officeooo:paragraph-rsid="00061eb1"/>
    </style:style>
    <style:style style:name="P4" style:family="paragraph" style:parent-style-name="Standard">
      <style:text-properties officeooo:rsid="0007fbaa" officeooo:paragraph-rsid="0007f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or EDA Final Project</text:p>
      <text:p text:style-name="P1"/>
      <text:p text:style-name="P1">1. <text:a xlink:type="simple" xlink:href="http://ggplot2.tidyverse.org/reference/scale_continuous.html">http://ggplot2.tidyverse.org/reference/scale_continuous.html</text:a></text:p>
      <text:p text:style-name="P2">2. <text:a xlink:type="simple" xlink:href="http://waterhouse.ucdavis.edu/whats-in-wine/fixed-acidity">http://waterhouse.ucdavis.edu/whats-in-wine/fixed-acidity</text:a></text:p>
      <text:p text:style-name="P3">3. <text:a xlink:type="simple" xlink:href="http://winefolly.com/review/sugar-in-wine-chart/">http://winefolly.com/review/sugar-in-wine-chart/</text:a></text:p>
      <text:p text:style-name="P4">4. <text:a xlink:type="simple" xlink:href="http://www.winespectator.com/drvinny/show/id/5035">http://www.winespectator.com/drvinny/show/id/5035</text:a></text:p>
      <text:p text:style-name="P4">5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0:56:14.331810413</meta:creation-date>
    <dc:date>2018-03-06T14:59:32.367445610</dc:date>
    <meta:editing-duration>PT49M1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4" meta:character-count="260" meta:non-whitespace-character-count="251"/>
  </office:meta>
</office:document-meta>
</file>